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66a68" officeooo:paragraph-rsid="00166a68" style:font-size-asian="15.75pt" style:font-size-complex="18pt"/>
    </style:style>
    <style:style style:name="P2" style:family="paragraph" style:parent-style-name="Heading_20_1">
      <style:text-properties officeooo:rsid="00176c39" officeooo:paragraph-rsid="00176c39"/>
    </style:style>
    <style:style style:name="P3" style:family="paragraph" style:parent-style-name="Heading_20_2">
      <style:text-properties officeooo:rsid="0016eb11" officeooo:paragraph-rsid="0016eb11"/>
    </style:style>
    <style:style style:name="P4" style:family="paragraph" style:parent-style-name="Standard" style:list-style-name="L1">
      <style:text-properties fo:font-size="18pt" officeooo:rsid="00166a68" officeooo:paragraph-rsid="00166a68" style:font-size-asian="15.75pt" style:font-size-complex="18pt"/>
    </style:style>
    <style:style style:name="P5" style:family="paragraph" style:parent-style-name="Standard" style:list-style-name="L2">
      <style:text-properties fo:font-size="18pt" officeooo:rsid="00166a68" officeooo:paragraph-rsid="00166a68" style:font-size-asian="15.75pt" style:font-size-complex="18pt"/>
    </style:style>
    <style:style style:name="P6" style:family="paragraph" style:parent-style-name="Standard">
      <style:text-properties fo:font-size="18pt" officeooo:rsid="00166a68" officeooo:paragraph-rsid="00166a68" style:font-size-asian="15.75pt" style:font-size-complex="18pt"/>
    </style:style>
    <style:style style:name="P7" style:family="paragraph" style:parent-style-name="Standard" style:list-style-name="L3">
      <style:text-properties fo:font-size="18pt" officeooo:rsid="0016eb11" officeooo:paragraph-rsid="0016eb11" style:font-size-asian="15.75pt" style:font-size-complex="18pt"/>
    </style:style>
    <style:style style:name="P8" style:family="paragraph" style:parent-style-name="Standard" style:list-style-name="L4">
      <style:text-properties fo:font-size="18pt" officeooo:rsid="0016eb11" officeooo:paragraph-rsid="0016eb11" style:font-size-asian="15.75pt" style:font-size-complex="18pt"/>
    </style:style>
    <style:style style:name="P9" style:family="paragraph" style:parent-style-name="Standard" style:list-style-name="L1">
      <style:text-properties fo:font-size="18pt" officeooo:rsid="00176c39" officeooo:paragraph-rsid="00176c39" style:font-size-asian="15.75pt" style:font-size-complex="18pt"/>
    </style:style>
    <style:style style:name="P10" style:family="paragraph" style:parent-style-name="Standard" style:list-style-name="L4">
      <style:text-properties fo:font-size="18pt" officeooo:rsid="00176c39" officeooo:paragraph-rsid="00176c39" style:font-size-asian="15.75pt" style:font-size-complex="18pt"/>
    </style:style>
    <style:style style:name="P11" style:family="paragraph" style:parent-style-name="Standard" style:list-style-name="L5">
      <style:text-properties officeooo:paragraph-rsid="0016eb11"/>
    </style:style>
    <style:style style:name="P12" style:family="paragraph" style:parent-style-name="Standard" style:list-style-name="L7">
      <style:text-properties officeooo:rsid="00176c39" officeooo:paragraph-rsid="00176c39"/>
    </style:style>
    <style:style style:name="P13" style:family="paragraph" style:parent-style-name="Standard">
      <style:text-properties officeooo:rsid="001aab04" officeooo:paragraph-rsid="001aab04"/>
    </style:style>
    <style:style style:name="P14" style:family="paragraph" style:parent-style-name="Standard" style:list-style-name="L8">
      <style:text-properties officeooo:rsid="001aab04" officeooo:paragraph-rsid="001aab04"/>
    </style:style>
    <style:style style:name="T1" style:family="text">
      <style:text-properties officeooo:rsid="0016eb11"/>
    </style:style>
    <style:style style:name="T2" style:family="text">
      <style:text-properties fo:font-size="18pt" officeooo:rsid="0016eb11" style:font-size-asian="15.75pt" style:font-size-complex="18pt"/>
    </style:style>
    <style:style style:name="T3" style:family="text">
      <style:text-properties officeooo:rsid="0019fb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 SCRAPPING Tutorial:</text:p>
      <text:list xml:id="list4160582214" text:style-name="L1">
        <text:list-item>
          <text:p text:style-name="P4">SCRAPY Components:</text:p>
        </text:list-item>
      </text:list>
      <text:list xml:id="list1438069264" text:style-name="L2">
        <text:list-item>
          <text:p text:style-name="P5">SPIDER</text:p>
        </text:list-item>
      </text:list>
      <text:h text:style-name="Heading_20_2" text:outline-level="2"><text:tab/><text:span text:style-name="T1">Scrapy.spider:</text:span></text:h>
      <text:h text:style-name="P3" text:outline-level="2"><text:s text:c="7"/>CrawlSpider:</text:h>
      <text:list xml:id="list1961838231" text:style-name="L7">
        <text:list-item>
          <text:p text:style-name="P12">Responsible for extracting data to the target website.</text:p>
        </text:list-item>
      </text:list>
      <text:p text:style-name="Text_20_body"/>
      <text:list xml:id="list191620152843664" text:continue-list="list1438069264" text:style-name="L2">
        <text:list-item>
          <text:p text:style-name="P5">PIPELINES</text:p>
        </text:list-item>
      </text:list>
      <text:list xml:id="list3885097977" text:style-name="L3">
        <text:list-item>
          <text:p text:style-name="P7">Cleaning The Data.</text:p>
        </text:list-item>
        <text:list-item>
          <text:p text:style-name="P7">Removing Duplication.</text:p>
        </text:list-item>
        <text:list-item>
          <text:p text:style-name="P7">Storing data into databases</text:p>
          <text:p text:style-name="P7"/>
        </text:list-item>
      </text:list>
      <text:list xml:id="list191619998823957" text:continue-list="list191620152843664" text:style-name="L2">
        <text:list-item>
          <text:p text:style-name="P5">MIDDLE WARE</text:p>
        </text:list-item>
      </text:list>
      <text:list xml:id="list29074306" text:style-name="L4">
        <text:list-item>
          <text:p text:style-name="P8">Request to the Server</text:p>
        </text:list-item>
        <text:list-item>
          <text:p text:style-name="P8">Response From the Server</text:p>
        </text:list-item>
        <text:list-item>
          <text:p text:style-name="P8">Injecting Custom headers</text:p>
        </text:list-item>
        <text:list-item>
          <text:p text:style-name="P8">Proxys</text:p>
        </text:list-item>
        <text:list-item>
          <text:p text:style-name="P10">also called downloaded middle ware.</text:p>
        </text:list-item>
        <text:list-item>
          <text:p text:style-name="P10">Responsible for getting a response from targeted website.</text:p>
        </text:list-item>
        <text:list-item>
          <text:p text:style-name="P10"/>
        </text:list-item>
      </text:list>
      <text:list xml:id="list191621272734916" text:continue-list="list191619998823957" text:style-name="L2">
        <text:list-item>
          <text:p text:style-name="P5">ENGINE</text:p>
        </text:list-item>
      </text:list>
      <text:p text:style-name="P1"><text:tab/><text:span text:style-name="T1">Responsible for co ordinating with other components</text:span></text:p>
      <text:list xml:id="list191621111965370" text:continue-numbering="true" text:style-name="L2">
        <text:list-item>
          <text:p text:style-name="P5">SCHEDULER<text:line-break/></text:p>
        </text:list-item>
      </text:list>
      <text:list xml:id="list3419655963" text:style-name="L5">
        <text:list-item>
          <text:p text:style-name="P11"><text:span text:style-name="T2">responsible for managing components order.</text:span></text:p>
        </text:list-item>
      </text:list>
      <text:list xml:id="list191621454497521" text:continue-list="list4160582214" text:style-name="L1">
        <text:list-item>
          <text:p text:style-name="P9">Data structures.</text:p>
        </text:list-item>
      </text:list>
      <text:h text:style-name="P2" text:outline-level="1">Robots.txt:</text:h>
      <text:p text:style-name="Standard">To give istructions to the spiders <text:span text:style-name="T3">that won’t access it.</text:span></text:p>
      <text:p text:style-name="P13">Contains three important information:</text:p>
      <text:list xml:id="list1152055464" text:style-name="L8">
        <text:list-item>
          <text:p text:style-name="P14">User Agent:Identity of spider</text:p>
        </text:list-item>
        <text:list-item>
          <text:p text:style-name="P14">Allow:webpages spider is allows to scrape</text:p>
        </text:list-item>
        <text:list-item>
          <text:p text:style-name="P14">Dis allow : specifies webpage is forbidden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officeooo:rsid="00191753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3T22:02:17.211084456</meta:creation-date>
    <dc:date>2020-04-06T19:16:19.325871905</dc:date>
    <meta:editing-duration>PT16M43S</meta:editing-duration>
    <meta:editing-cycles>2</meta:editing-cycles>
    <meta:generator>LibreOffice/6.4.2.2$Linux_X86_64 LibreOffice_project/470efa65018866d4eccd0320fc85de07297c8d71</meta:generator>
    <meta:document-statistic meta:table-count="0" meta:image-count="0" meta:object-count="0" meta:page-count="1" meta:paragraph-count="30" meta:word-count="126" meta:character-count="764" meta:non-whitespace-character-count="681"/>
  </office:meta>
</office:document-meta>
</file>